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12d86b" officeooo:paragraph-rsid="0012d86b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officeooo:rsid="0012d86b" officeooo:paragraph-rsid="0012d86b"/>
    </style:style>
    <style:style style:name="P3" style:family="paragraph" style:parent-style-name="Standard">
      <style:paragraph-properties fo:text-align="start" style:justify-single-word="false"/>
      <style:text-properties officeooo:rsid="0012d86b" officeooo:paragraph-rsid="0012d86b"/>
    </style:style>
    <style:style style:name="P4" style:family="paragraph" style:parent-style-name="Text_20_body" style:list-style-name="L1">
      <style:paragraph-properties fo:margin-top="0cm" fo:margin-bottom="0cm" style:contextual-spacing="false"/>
    </style:style>
    <style:style style:name="P5" style:family="paragraph" style:parent-style-name="Text_20_body" style:list-style-name="L2">
      <style:paragraph-properties fo:margin-top="0cm" fo:margin-bottom="0cm" style:contextual-spacing="false"/>
    </style:style>
    <style:style style:name="P6" style:family="paragraph" style:parent-style-name="Text_20_body" style:list-style-name="L3">
      <style:paragraph-properties fo:margin-top="0cm" fo:margin-bottom="0cm" style:contextual-spacing="false"/>
    </style:style>
    <style:style style:name="P7" style:family="paragraph" style:parent-style-name="Text_20_body" style:list-style-name="L4">
      <style:paragraph-properties fo:margin-top="0cm" fo:margin-bottom="0cm" style:contextual-spacing="false"/>
    </style:style>
    <style:style style:name="P8" style:family="paragraph" style:parent-style-name="Text_20_body" style:list-style-name="L5">
      <style:paragraph-properties fo:margin-top="0cm" fo:margin-bottom="0cm" style:contextual-spacing="false"/>
    </style:style>
    <style:style style:name="P9" style:family="paragraph" style:parent-style-name="Text_20_body" style:list-style-name="L6">
      <style:paragraph-properties fo:margin-top="0cm" fo:margin-bottom="0cm" style:contextual-spacing="false"/>
    </style:style>
    <style:style style:name="P10" style:family="paragraph" style:parent-style-name="Text_20_body" style:list-style-name="L7">
      <style:paragraph-properties fo:margin-top="0cm" fo:margin-bottom="0cm" style:contextual-spacing="false"/>
    </style:style>
    <style:style style:name="P11" style:family="paragraph" style:parent-style-name="Text_20_body" style:list-style-name="L8">
      <style:paragraph-properties fo:margin-top="0cm" fo:margin-bottom="0cm" style:contextual-spacing="false"/>
    </style:style>
    <style:style style:name="P12" style:family="paragraph" style:parent-style-name="Text_20_body" style:list-style-name="L9">
      <style:paragraph-properties fo:margin-top="0cm" fo:margin-bottom="0cm" style:contextual-spacing="false"/>
    </style:style>
    <style:style style:name="P13" style:family="paragraph" style:parent-style-name="Text_20_body" style:list-style-name="L10">
      <style:paragraph-properties fo:margin-top="0cm" fo:margin-bottom="0cm" style:contextual-spacing="false"/>
    </style:style>
    <style:style style:name="T1" style:family="text">
      <style:text-properties officeooo:rsid="0013fb3f"/>
    </style:style>
    <style:style style:name="T2" style:family="text">
      <style:text-properties officeooo:rsid="0015da47"/>
    </style:style>
    <style:style style:name="T3" style:family="text">
      <style:text-properties officeooo:rsid="0012d86b"/>
    </style:style>
    <style:style style:name="T4" style:family="text">
      <style:text-properties officeooo:rsid="00174560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56"/>Word families 2 <text:s text:c="46"/><text:span text:style-name="T1">K.AHMADI</text:span></text:p>
      <text:p text:style-name="P2"/>
      <text:p text:style-name="P3">1- Marc Bungener, ---------<text:span text:style-name="T2">D</text:span>-------- and Chief Executive Officer of "Yachts de Paris", will continue his association with Sodexo to accelerate the growth of the company.</text:p>
      <text:p text:style-name="P3"/>
      <text:list text:style-name="L1">
        <text:list-header>
          <text:p text:style-name="P4"><text:bookmark text:name="Q_0_01"/><text:span text:style-name="T3">a- </text:span>foundation<text:bookmark text:name="Q_0_1"/> <text:s text:c="4"/><text:span text:style-name="T3">b- </text:span>found <text:s text:c="5"/><text:span text:style-name="T3">c-</text:span> founded<text:bookmark text:name="Q_0"/><text:bookmark text:name="Q_0_3"/> <text:s text:c="5"/><text:span text:style-name="T3">d- </text:span>founder</text:p>
          <text:p text:style-name="P4"/>
        </text:list-header>
      </text:list>
      <text:p text:style-name="Text_20_body"><text:bookmark text:name="Q_1"/><text:span text:style-name="T3">2- </text:span>Early ---------<text:span text:style-name="T2">C</text:span>--------- has played a major role in the collapse of welfare systems, in particular the pensions system.</text:p>
      <text:list text:style-name="L2">
        <text:list-header>
          <text:p text:style-name="P5"><text:span text:style-name="T3">a-</text:span> retire <text:s text:c="5"/><text:span text:style-name="T3">b-</text:span> retired <text:s text:c="5"/><text:span text:style-name="T3">c-</text:span> retirement<text:bookmark text:name="Q_11"/><text:bookmark text:name="Q_1_3"/> <text:s text:c="5"/><text:span text:style-name="T3">d-</text:span>  retiring</text:p>
          <text:p text:style-name="P5"/>
        </text:list-header>
      </text:list>
      <text:p text:style-name="Text_20_body"><text:bookmark text:name="Q_2"/><text:span text:style-name="T3">3- </text:span>I am very ---------<text:span text:style-name="T2">D</text:span>-------- and honoured to present what I consider to be an historic report.</text:p>
      <text:list text:style-name="L3">
        <text:list-header>
          <text:p text:style-name="P6"><text:span text:style-name="T3">a- </text:span> please <text:s text:c="4"/><text:span text:style-name="T3">b-</text:span> pleasure<text:bookmark text:name="Q_2_2"/> <text:s text:c="5"/><text:span text:style-name="T3">c- </text:span>pleasing<text:bookmark text:name="Q_21"/><text:bookmark text:name="Q_2_3"/> <text:s text:c="6"/><text:span text:style-name="T3">d- </text:span>pleased</text:p>
          <text:p text:style-name="P6"/>
        </text:list-header>
      </text:list>
      <text:p text:style-name="Text_20_body"><text:bookmark text:name="Q_3"/><text:span text:style-name="T3">4- </text:span>The downstream users of a substance are allowed to make uses known<text:line-break/>to their suppliers prior to -----------<text:span text:style-name="T2">B</text:span>------------. </text:p>
      <text:list text:style-name="L4">
        <text:list-header>
          <text:p text:style-name="P7"><text:bookmark text:name="Q_3_01"/><text:span text:style-name="T3">a-</text:span>  register<text:bookmark text:name="Q_3_1"/> <text:s text:c="4"/><text:span text:style-name="T3">b-</text:span>  registration <text:s text:c="4"/><text:span text:style-name="T3">c-</text:span> registered<text:bookmark text:name="Q_31"/><text:bookmark text:name="Q_3_3"/> <text:s text:c="5"/><text:span text:style-name="T3">d-</text:span>registers</text:p>
          <text:p text:style-name="P7"/>
        </text:list-header>
      </text:list>
      <text:p text:style-name="Text_20_body"><text:bookmark text:name="Q_4"/><text:span text:style-name="T3">5- </text:span>To make sure you have a -----------<text:span text:style-name="T2">C</text:span>------------ trip and not a pricey misadventure, we strongly recommend that you consult the following checklist when choosing insurance.</text:p>
      <text:list text:style-name="L5">
        <text:list-header>
          <text:p text:style-name="P8"><text:bookmark text:name="Q_4_01"/><text:span text:style-name="T3">a-</text:span>  memory <text:s text:c="4"/><text:span text:style-name="T3">b-</text:span> memories<text:bookmark text:name="Q_4_2"/> <text:s text:c="4"/><text:span text:style-name="T3">c-</text:span>  memorable<text:bookmark text:name="Q_41"/><text:bookmark text:name="Q_4_3"/> <text:s text:c="4"/><text:span text:style-name="T3">d- </text:span>memorably</text:p>
          <text:p text:style-name="P8"/>
        </text:list-header>
      </text:list>
      <text:p text:style-name="Text_20_body"><text:bookmark text:name="Q_5"/><text:span text:style-name="T3">6- </text:span>The fund focuses on tailor-made activities ---------<text:span text:style-name="T2">D</text:span>--------- to help workers regain their place in the labour market as quickly as possible.</text:p>
      <text:list text:style-name="L6">
        <text:list-header>
          <text:p text:style-name="P9"><text:bookmark text:name="Q_5_01"/><text:span text:style-name="T3">a- </text:span>designing <text:s text:c="5"/><text:span text:style-name="T3">b-</text:span> designer<text:bookmark text:name="Q_5_2"/> <text:s text:c="5"/><text:span text:style-name="T3">c- </text:span>designing <text:s text:c="5"/><text:span text:style-name="T3">d-</text:span> designed</text:p>
          <text:p text:style-name="P9"/>
        </text:list-header>
      </text:list>
      <text:p text:style-name="Text_20_body"><text:bookmark text:name="Q_6"/><text:span text:style-name="T3">7- </text:span>Before starting work make sure that the electrical system is earthed and that it<text:line-break/>complies with ---------<text:span text:style-name="T4">A</text:span>--------- standards. </text:p>
      <text:list text:style-name="L7">
        <text:list-header>
          <text:p text:style-name="P10"><text:bookmark text:name="Q_6_01"/><text:span text:style-name="T3">a-</text:span>  safety<text:bookmark text:name="Q_6_1"/> <text:s text:c="3"/><text:span text:style-name="T3">b-</text:span>  safe <text:s text:c="5"/><text:span text:style-name="T3">c- </text:span> safer<text:bookmark text:name="Q_61"/><text:bookmark text:name="Q_6_3"/> <text:s text:c="5"/><text:span text:style-name="T3">d- </text:span>safely</text:p>
          <text:p text:style-name="P10"/>
        </text:list-header>
      </text:list>
      <text:p text:style-name="Text_20_body"><text:bookmark text:name="Q_7"/><text:span text:style-name="T3">8- </text:span>This new government firmly believes that a fair, efficient and competitive tax system plays a key role in creating a stronger, more ----------<text:span text:style-name="T4">D</text:span>-------- economy. </text:p>
      <text:list text:style-name="L8">
        <text:list-header>
          <text:p text:style-name="P11"><text:span text:style-name="T3">a- </text:span> product<text:bookmark text:name="Q_7_1"/> <text:s text:c="5"/><text:span text:style-name="T3">b-</text:span>  produced<text:bookmark text:name="Q_7_2"/> <text:s text:c="5"/><text:span text:style-name="T3">c-</text:span>  productively<text:bookmark text:name="Q_71"/><text:bookmark text:name="Q_7_3"/> <text:s text:c="4"/><text:span text:style-name="T3">d-</text:span>  productive</text:p>
          <text:p text:style-name="P11"/>
        </text:list-header>
      </text:list>
      <text:p text:style-name="Text_20_body"><text:bookmark text:name="Q_8"/><text:span text:style-name="T3">9- </text:span>They stated that, despite the ---------<text:span text:style-name="T4">C</text:span>---------- political environment, the country's security situation has remained stable.</text:p>
      <text:list text:style-name="L9">
        <text:list-header>
          <text:p text:style-name="P12"><text:bookmark text:name="Q_8_01"/><text:span text:style-name="T3">a-</text:span>  challenges<text:bookmark text:name="Q_8_1"/> <text:s text:c="3"/><text:span text:style-name="T3">b-</text:span>  chellenged <text:s text:c="4"/><text:span text:style-name="T3">c-</text:span> challenging<text:bookmark text:name="Q_81"/><text:bookmark text:name="Q_8_3"/> <text:s text:c="4"/><text:span text:style-name="T3">d-</text:span>  challenger</text:p>
          <text:p text:style-name="P12"/>
        </text:list-header>
      </text:list>
      <text:p text:style-name="Text_20_body"><text:bookmark text:name="Q_9"/><text:span text:style-name="T3">10- </text:span>We are able to engage with our peers on a global level and to share ideas, knowledge and successes via active ---------<text:span text:style-name="T4">B</text:span>--------- to knowledge creation. </text:p>
      <text:list text:style-name="L10">
        <text:list-header>
          <text:p text:style-name="P13"><text:span text:style-name="T3">a-</text:span> contribute <text:s text:c="4"/><text:span text:style-name="T3">b-</text:span> contributions<text:bookmark text:name="Q_9_2"/> <text:s text:c="3"/><text:span text:style-name="T3">c-</text:span>  contributed<text:bookmark text:name="Q_9_3"/> <text:s text:c="3"/><text:span text:style-name="T3">d-</text:span>  contributing </text:p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17-10-31T15:03:16.481000000</meta:creation-date>
    <meta:print-date>2017-10-31T16:59:21.150000000</meta:print-date>
    <dc:date>2025-11-20T11:11:47.658244222</dc:date>
    <meta:editing-duration>PT9M53S</meta:editing-duration>
    <meta:editing-cycles>3</meta:editing-cycles>
    <meta:generator>LibreOffice/25.2.3.2$Linux_X86_64 LibreOffice_project/520$Build-2</meta:generator>
    <meta:document-statistic meta:table-count="0" meta:image-count="0" meta:object-count="0" meta:page-count="1" meta:paragraph-count="30" meta:word-count="327" meta:character-count="2197" meta:non-whitespace-character-count="1664"/>
  </office:meta>
</office:document-meta>
</file>